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none" fo:border-top="none" fo:border-bottom="0.05pt solid #000000"/>
    </style:style>
    <style:style style:name="Tabella1.I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C20" style:family="table-cell">
      <style:table-cell-properties fo:padding="0.049cm" fo:border-left="0.05pt solid #000000" fo:border-right="none" fo:border-top="none" fo:border-bottom="0.05pt solid #000000"/>
    </style:style>
    <style:style style:name="Tabella1.I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4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4" style:family="table-cell">
      <style:table-cell-properties fo:background-color="#ffff99" fo:padding="0.049cm" fo:border="0.05pt solid #000000">
        <style:background-image/>
      </style:table-cell-properties>
    </style:style>
    <style:style style:name="Tabella1.A25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5" style:family="table-cell">
      <style:table-cell-properties fo:padding="0.049cm" fo:border-left="0.05pt solid #000000" fo:border-right="none" fo:border-top="none" fo:border-bottom="0.05pt solid #000000"/>
    </style:style>
    <style:style style:name="Tabella1.F25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ext:p text:style-name="P29"><text:placeholder text:placeholder-type="text">&lt;if test="parameter"&gt;</text:placeholder></text:p>
      <text:p text:style-name="P29"><text:placeholder text:placeholder-type="text">&lt;parameter&gt;</text:placeholder></text:p>
      <text:p text:style-name="P29"/>
      <text:p text:style-name="P2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header-rows>
          <table:table-row>
            <table:table-cell table:style-name="Tabella1.A1" table:number-columns-spanned="10" office:value-type="string">
              <text:p text:style-name="P28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26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26">Q.</text:p>
          </table:table-cell>
          <table:covered-table-cell/>
          <table:table-cell table:style-name="Tabella1.A2" office:value-type="string">
            <text:p text:style-name="P26">UM</text:p>
          </table:table-cell>
          <table:table-cell table:style-name="Tabella1.A2" table:number-columns-spanned="2" office:value-type="string">
            <text:p text:style-name="P26">Prezzo</text:p>
          </table:table-cell>
          <table:covered-table-cell/>
          <table:table-cell table:style-name="Tabella1.J2" office:value-type="string">
            <text:p text:style-name="P26">Totale</text:p>
          </table:table-cell>
        </table:table-row>
        <table:table-row>
          <table:table-cell table:style-name="Tabella1.A3" table:number-columns-spanned="10" office:value-type="string">
            <text:p text:style-name="P15"><text:text-input text:description="&lt;for each=&quot;name, q, um, price, total, list_detail, hw, element, red_price, fabric_tex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4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11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13"><text:placeholder text:placeholder-type="text">&lt;um&gt;</text:placeholder></text:p>
          </table:table-cell>
          <table:table-cell table:style-name="Tabella1.H4" table:number-columns-spanned="2" office:value-type="string">
            <text:p text:style-name="P12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10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</table:table-row>
        <table:table-row>
          <table:table-cell table:style-name="Tabella1.A8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0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0" office:value-type="string">
            <text:p text:style-name="P19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0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Manodopera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2" office:value-type="string">
            <text:p text:style-name="P24">Totale</text:p>
          </table:table-cell>
          <table:covered-table-cell/>
        </table:table-row>
        <table:table-row>
          <table:table-cell table:style-name="Tabella1.A12" table:number-columns-spanned="10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3" table:number-columns-spanned="2" office:value-type="string">
            <text:p text:style-name="P9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14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1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0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Costi industriali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2" office:value-type="string">
            <text:p text:style-name="P24">Totale</text:p>
          </table:table-cell>
          <table:covered-table-cell/>
        </table:table-row>
        <table:table-row>
          <table:table-cell table:style-name="Tabella1.A19" table:number-columns-spanned="10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20" table:number-columns-spanned="2" office:value-type="string">
            <text:p text:style-name="P9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21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office:value-type="string">
            <text:p text:style-name="P4">Subotali</text:p>
          </table:table-cell>
          <table:table-cell table:style-name="Tabella1.B24" table:number-columns-spanned="2" office:value-type="string">
            <text:p text:style-name="P17"><text:placeholder text:placeholder-type="text">&lt;total_text&gt;</text:placeholder></text:p>
          </table:table-cell>
          <table:covered-table-cell/>
          <table:table-cell table:style-name="Tabella1.A24" table:number-columns-spanned="2" office:value-type="string">
            <text:p text:style-name="P3">Costo</text:p>
          </table:table-cell>
          <table:covered-table-cell/>
          <table:table-cell table:style-name="Tabella1.F24" table:number-columns-spanned="5" office:value-type="string">
            <text:p text:style-name="P16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5" office:value-type="string">
            <text:p text:style-name="P4">Indici</text:p>
          </table:table-cell>
          <table:table-cell table:style-name="Tabella1.B25" table:number-columns-spanned="2" office:value-type="string">
            <text:p text:style-name="P18"><text:placeholder text:placeholder-type="text">&lt;(total['index']).strip()&gt;</text:placeholder></text:p>
          </table:table-cell>
          <table:covered-table-cell/>
          <table:table-cell table:style-name="Tabella1.A25" table:number-columns-spanned="2" office:value-type="string">
            <text:p text:style-name="P3">Vendita</text:p>
          </table:table-cell>
          <table:covered-table-cell/>
          <table:table-cell table:style-name="Tabella1.F25" table:number-columns-spanned="5" office:value-type="string">
            <text:p text:style-name="P16"><text:span text:style-name="T15">(A) </text:span><text:placeholder text:placeholder-type="text">&lt;('%10.5f' % total['margin_a']).strip()&gt;</text:placeholder> - <text:span text:style-name="T15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7"/>
      <text:p text:style-name="P21"><text:s/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24T10:42:38.163837639</dc:date>
    <meta:editing-duration>P7DT15H14M37S</meta:editing-duration>
    <meta:editing-cycles>811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1" meta:word-count="250" meta:character-count="2071" meta:non-whitespace-character-count="1879"/>
    <meta:user-defined meta:name="Info 1"/>
    <meta:user-defined meta:name="Info 2"/>
    <meta:user-defined meta:name="Info 3"/>
    <meta:user-defined meta:name="Info 4"/>
  </office:meta>
</office:document-meta>
</file>